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4cm" fo:min-width="7.016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3cm" fo:min-width="7.016cm" fo:padding-top="0.177cm" fo:padding-bottom="0.177cm" fo:padding-left="0.302cm" fo:padding-right="0.302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6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9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42cm" fo:min-width="4.646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52cm" fo:min-width="4.402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402cm" fo:min-width="3.819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72cm" fo:min-width="0.008cm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/>
    </style:style>
    <style:style style:name="P2" style:family="paragraph">
      <loext:graphic-properties draw:fill-color="#eeeeee" draw:opacity="38%"/>
      <style:paragraph-properties fo:text-align="center" style:writing-mode="lr-tb"/>
      <style:text-properties fo:font-size="17.8999996185303pt"/>
    </style:style>
    <style:style style:name="P3" style:family="paragraph">
      <style:paragraph-properties fo:text-align="center" style:writing-mode="lr-tb"/>
      <style:text-properties fo:font-size="5pt" style:font-size-asian="5pt" style:font-size-complex="5pt"/>
    </style:style>
    <style:style style:name="P4" style:family="paragraph">
      <loext:graphic-properties draw:fill-color="#eeeeee" draw:opacity="38%"/>
      <style:paragraph-properties fo:text-align="center" style:writing-mode="lr-tb"/>
      <style:text-properties fo:font-size="5pt" style:font-size-asian="5pt" style:font-size-complex="5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9" style:family="paragraph">
      <loext:graphic-properties draw:fill-color="#cccccc" draw:opacity="56%"/>
      <style:paragraph-properties fo:text-align="start" style:writing-mode="lr-tb"/>
      <style:text-properties fo:font-size="9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-color="#cccccc" draw:opacity="56%"/>
      <style:paragraph-properties fo:text-align="start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end" style:writing-mode="lr-tb"/>
      <style:text-properties fo:font-size="10pt" style:font-size-asian="10pt" style:font-size-complex="10pt"/>
    </style:style>
    <style:style style:name="P14" style:family="paragraph">
      <loext:graphic-properties draw:fill-color="#ffffff"/>
    </style:style>
    <style:style style:name="T1" style:family="text">
      <style:text-properties fo:font-size="17.8999996185303pt"/>
    </style:style>
    <style:style style:name="T2" style:family="text">
      <style:text-properties fo:color="#0066b3" loext:opacity="100%" fo:font-size="17.8999996185303pt" fo:font-weight="bold" style:font-weight-asian="bold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style:text-position="super 58%"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9.5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Unstructured Dat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62cm" svg:height="8.647cm" svg:x="10.28cm" svg:y="9.461cm">
          <text:p text:style-name="P3"><text:span text:style-name="T3">From(…)</text:span></text:p>
          <text:p text:style-name="P3"><text:span text:style-name="T3">.to(“langchain4j-agent:...”)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9.46cm">
          <text:p text:style-name="P5"><text:span text:style-name="T2">Structured Dat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.318cm" svg:height="2.641cm" svg:x="7.619cm" svg:y="12.7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4" draw:text-style-name="P6" draw:layer="layout" svg:width="4.361cm" svg:height="2.641cm" svg:x="16.466cm" svg:y="12.7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9" draw:layer="layout" svg:width="5.742cm" svg:height="5.588cm" svg:x="1.624cm" svg:y="11.294cm">
          <text:p text:style-name="P7"><text:span text:style-name="T5"><text:s text:c="2"/></text:span><text:span text:style-name="T6">Operator</text:span><text:span text:style-name="T5">: What’s your name?</text:span></text:p>
          <text:p text:style-name="P7"><text:span text:style-name="T5"><text:s text:c="2"/></text:span><text:span text:style-name="T6">Customer</text:span><text:span text:style-name="T5">: Bob Jumon.</text:span></text:p>
          <text:p text:style-name="P8"><text:span text:style-name="T5"><text:s text:c="2"/></text:span><text:span text:style-name="T6">Operator</text:span><text:span text:style-name="T5">: When were you born?</text:span></text:p>
          <text:p text:style-name="P8"><text:span text:style-name="T5"><text:s text:c="2"/></text:span><text:span text:style-name="T6">Customer</text:span><text:span text:style-name="T5">: 2008, July the 5</text:span><text:span text:style-name="T7">th</text:span></text:p>
          <text:p text:style-name="P8"><text:span text:style-name="T5"><text:s text:c="2"/></text:span><text:span text:style-name="T6">Operator</text:span><text:span text:style-name="T5">: How can I help you?</text:span></text:p>
          <text:p text:style-name="P8"><text:span text:style-name="T5"><text:s text:c="2"/></text:span><text:span text:style-name="T6">Customer</text:span><text:span text:style-name="T5">: I need my contract.</text:span></text:p>
          <text:p text:style-name="P8"><text:span text:style-name="T5"><text:s text:c="2"/></text:span><text:span text:style-name="T6">Operator</text:span><text:span text:style-name="T5">: All right, it’s sent.</text:span></text:p>
          <text:p text:style-name="P8"><text:span text:style-name="T5"><text:s text:c="2"/></text:span><text:span text:style-name="T6">Customer</text:span><text:span text:style-name="T5">: Perfect ! Thank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1" draw:layer="layout" svg:width="5.488cm" svg:height="5.588cm" svg:x="21.025cm" svg:y="11.295cm">
          <text:p text:style-name="P10"><text:span text:style-name="T5">class CustomPojo</text:span></text:p>
          <text:p text:style-name="P10"><text:span text:style-name="T5">{</text:span></text:p>
          <text:p text:style-name="P10"><text:span text:style-name="T5"><text:s/>customerSatisfied = true</text:span></text:p>
          <text:p text:style-name="P10"><text:span text:style-name="T5"><text:s/>customerName = Bob Jumon</text:span></text:p>
          <text:p text:style-name="P10"><text:span text:style-name="T5"><text:s/>customerBirthday = 2008/07/05</text:span></text:p>
          <text:p text:style-name="P10"><text:span text:style-name="T5"><text:s/>Summary = client contract sent</text:span></text:p>
          <text:p text:style-name="P10"><text:span text:style-name="T5">}</text:span></text:p>
          <text:p text:style-name="P10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2" draw:layer="layout" svg:width="4.318cm" svg:height="5.842cm" svg:x="11.784cm" svg:y="1.816cm">
          <text:p text:style-name="P12">Large</text:p>
          <text:p text:style-name="P12">Language</text:p>
          <text:p text:style-name="P12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8" draw:text-style-name="P13" draw:layer="layout" svg:width="1.016cm" svg:height="1.524cm" svg:x="13.508cm" svg:y="7.75cm">
          <text:p text:style-name="P13"><text:span text:style-name="T8">HTTP / JSON <text:s text:c="4"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399cm" svg:y="0.833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3-04T10:26:47.823291511</meta:creation-date>
    <dc:date>2026-01-06T14:23:00.145717182</dc:date>
    <meta:editing-duration>PT4H54M4S</meta:editing-duration>
    <meta:editing-cycles>75</meta:editing-cycles>
    <meta:generator>LibreOffice/25.2.7.2$Linux_X86_64 LibreOffice_project/520$Build-2</meta:generator>
    <meta:document-statistic meta:object-count="32"/>
  </office:meta>
</office:document-meta>
</file>